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3pt" officeooo:rsid="00ab53a1" officeooo:paragraph-rsid="00ab53a1" style:font-size-asian="13pt" style:font-size-complex="13pt"/>
    </style:style>
    <style:style style:name="P2" style:family="paragraph" style:parent-style-name="Standard" style:list-style-name="L1">
      <style:text-properties fo:font-size="13pt" officeooo:rsid="00ac205f" officeooo:paragraph-rsid="00ac205f" style:font-size-asian="13pt" style:font-size-complex="13pt"/>
    </style:style>
    <style:style style:name="P3" style:family="paragraph" style:parent-style-name="Standard" style:list-style-name="L1">
      <style:text-properties fo:font-size="13pt" style:text-underline-style="solid" style:text-underline-width="auto" style:text-underline-color="font-color" fo:font-weight="bold" officeooo:rsid="00ac205f" officeooo:paragraph-rsid="00ac205f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169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35212558" text:style-name="L1">
        <text:list-item>
          <text:p text:style-name="P1">From tinkter import *</text:p>
        </text:list-item>
        <text:list-item>
          <text:p text:style-name="P1">rootVar = <text:span text:style-name="T1">Tk</text:span>()</text:p>
          <text:list>
            <text:list-item>
              <text:p text:style-name="P1">pass this rootVar name as first argument for every widget</text:p>
            </text:list-item>
            <text:list-item>
              <text:p text:style-name="P1">rootVar.<text:span text:style-name="T1">title</text:span>(‘titlename’) – to make a app title</text:p>
            </text:list-item>
            <text:list-item>
              <text:p text:style-name="P1">rootVar.<text:span text:style-name="T1">iconbitmap</text:span>(‘filename.ico’) – to add app icon. File should be in ico format.</text:p>
            </text:list-item>
          </text:list>
        </text:list-item>
        <text:list-item>
          <text:p text:style-name="P1">varLabel = <text:span text:style-name="T1">Label</text:span>(rootVar, <text:span text:style-name="T1">text</text:span>=’text’) – used to pass a text.</text:p>
          <text:list>
            <text:list-item>
              <text:p text:style-name="P1">varLabel.<text:span text:style-name="T1">pack</text:span>() - <text:s/>or varLabel.<text:span text:style-name="T1">grid</text:span>(<text:span text:style-name="T1">row</text:span>= , <text:span text:style-name="T1">column</text:span>= , <text:span text:style-name="T1">columnspan</text:span>=) - to show every widget we have to either pack or grid it.</text:p>
            </text:list-item>
          </text:list>
        </text:list-item>
        <text:list-item>
          <text:p text:style-name="P1"><text:span text:style-name="T1">Button</text:span> – for buttons we can pass pdx,pdy,fg,bg <text:s/>etc - to create buttons</text:p>
          <text:list>
            <text:list-item>
              <text:p text:style-name="P1">we can also pass functions as command=functionName, <text:s/>Note: dont use () after function name</text:p>
            </text:list-item>
            <text:list-item>
              <text:p text:style-name="P2">to take pass an argument </text:p>
              <text:list>
                <text:list-item>
                  <text:p text:style-name="P2">command = lambda:functionName(arg)</text:p>
                </text:list-item>
              </text:list>
            </text:list-item>
          </text:list>
        </text:list-item>
        <text:list-item>
          <text:p text:style-name="P1"><text:span text:style-name="T1">Entry</text:span> – to add a box for input – we can pass width=, <text:tab/>borderwidth=, fg,bg etc</text:p>
          <text:list>
            <text:list-item>
              <text:p text:style-name="P1">var = Entry(root, etc) </text:p>
            </text:list-item>
            <text:list-item>
              <text:p text:style-name="P1">var.<text:span text:style-name="T1">insert</text:span>(0, ‘default text’) – to add default text</text:p>
            </text:list-item>
            <text:list-item>
              <text:p text:style-name="P1">var.<text:span text:style-name="T1">get</text:span>() - to get the user input. We can store this into another variable</text:p>
            </text:list-item>
            <text:list-item>
              <text:p text:style-name="P1">var.<text:span text:style-name="T1">delete</text:span>(0, <text:span text:style-name="T1">END</text:span>) – to delete the input – ie to clear the screen.</text:p>
              <text:p text:style-name="P1"/>
            </text:list-item>
          </text:list>
          <text:p text:style-name="P3">Image</text:p>
        </text:list-item>
        <text:list-item>
          <text:p text:style-name="P2">from <text:span text:style-name="T1">PIL</text:span> import <text:span text:style-name="T1">ImageTk</text:span>, <text:span text:style-name="T1">Image</text:span></text:p>
          <text:list>
            <text:list-item>
              <text:p text:style-name="P2">ImageTk is used to convert our jpg and png format files to tinkter type.</text:p>
            </text:list-item>
            <text:list-item>
              <text:p text:style-name="P2">img_var = <text:span text:style-name="T1">ImageTk</text:span>.<text:span text:style-name="T1">PhotoImage</text:span>(<text:span text:style-name="T1">Image</text:span>.<text:span text:style-name="T1">open</text:span>(‘filename.jpg’))</text:p>
              <text:p text:style-name="P2">img_label = <text:span text:style-name="T1">Label</text:span>(<text:span text:style-name="T1">image</text:span>=img_var)</text:p>
            </text:list-item>
            <text:list-item>
              <text:p text:style-name="P2">to resize</text:p>
              <text:list>
                <text:list-item>
                  <text:p text:style-name="P2">img_resize = <text:span text:style-name="T1">Image.open</text:span>(‘filename.jpg’).<text:span text:style-name="T1">resize</text:span>((height,widht), <text:span text:style-name="T1">Image</text:span>.<text:span text:style-name="T1">ANTIALIAS</text:span>) </text:p>
                </text:list-item>
                <text:list-item>
                  <text:p text:style-name="P2">img_var = ImageTk.PhotoImage(img_resize) </text:p>
                </text:list-item>
              </text:list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05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8T12:26:46.753995482</meta:creation-date>
    <dc:date>2020-10-15T22:20:54.217759955</dc:date>
    <meta:editing-duration>P2DT13H59M48S</meta:editing-duration>
    <meta:editing-cycles>54</meta:editing-cycles>
    <meta:generator>LibreOffice/7.0.1.2$Linux_X86_64 LibreOffice_project/00$Build-2</meta:generator>
    <meta:document-statistic meta:table-count="0" meta:image-count="0" meta:object-count="0" meta:page-count="1" meta:paragraph-count="24" meta:word-count="205" meta:character-count="1287" meta:non-whitespace-character-count="1111"/>
  </office:meta>
</office:document-meta>
</file>